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text:s/>« C2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 commit « C3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C32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Merge « C5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command HEAD → C 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 « D52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 branche detache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7" calcext:value-type="float">
            <text:p>7</text:p>
          </table:table-cell>
          <table:table-cell table:style-name="ce3" table:formula="of:=[.C48]*20/[.B48]" office:value-type="float" office:value="5.18518518518519" calcext:value-type="float">
            <text:p>5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0:11:53.0659117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10:12:01.340050458</dc:date>
    <meta:editing-duration>PT18H1M40S</meta:editing-duration>
    <meta:editing-cycles>12</meta:editing-cycles>
    <meta:generator>LibreOffice/7.6.4.1$Linux_X86_64 LibreOffice_project/60$Build-1</meta:generator>
    <meta:document-statistic meta:table-count="1" meta:cell-count="63" meta:object-count="0"/>
  </office:meta>
</office:document-meta>
</file>